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yle_20_1">
      <style:text-properties officeooo:rsid="0007f2be" officeooo:paragraph-rsid="0007f2be"/>
    </style:style>
    <style:style style:name="P2" style:family="paragraph" style:parent-style-name="Style_20_1">
      <style:text-properties style:font-name="Liberation Serif" officeooo:rsid="000606ac" officeooo:paragraph-rsid="0007f2be"/>
    </style:style>
    <style:style style:name="P3" style:family="paragraph" style:parent-style-name="Style_20_1">
      <style:text-properties fo:font-size="10pt" style:text-underline-style="none" fo:font-weight="normal" officeooo:rsid="000c0b4d" officeooo:paragraph-rsid="000c0b4d" style:font-size-asian="8.75pt" style:font-weight-asian="normal" style:font-size-complex="10pt" style:font-weight-complex="normal"/>
    </style:style>
    <style:style style:name="P4" style:family="paragraph" style:parent-style-name="Style_20_1">
      <style:text-properties fo:font-size="10pt" style:text-underline-style="none" fo:font-weight="normal" officeooo:rsid="000c6bfe" officeooo:paragraph-rsid="000c6bfe" style:font-size-asian="8.75pt" style:font-weight-asian="normal" style:font-size-complex="10pt" style:font-weight-complex="normal"/>
    </style:style>
    <style:style style:name="P5" style:family="paragraph" style:parent-style-name="Style_20_1">
      <style:text-properties fo:font-size="10pt" style:text-underline-style="none" fo:font-weight="normal" officeooo:rsid="000e2f13" officeooo:paragraph-rsid="000e2f13" style:font-size-asian="8.75pt" style:font-weight-asian="normal" style:font-size-complex="10pt" style:font-weight-complex="normal"/>
    </style:style>
    <style:style style:name="P6" style:family="paragraph" style:parent-style-name="Style_20_1">
      <style:text-properties fo:font-size="10pt" style:text-underline-style="none" fo:font-weight="normal" officeooo:rsid="0010167c" officeooo:paragraph-rsid="0010167c" style:font-size-asian="8.75pt" style:font-weight-asian="normal" style:font-size-complex="10pt" style:font-weight-complex="normal"/>
    </style:style>
    <style:style style:name="P7" style:family="paragraph" style:parent-style-name="Style_20_1">
      <style:text-properties fo:font-size="10pt" style:text-underline-style="none" fo:font-weight="normal" officeooo:rsid="001118d9" officeooo:paragraph-rsid="001118d9" style:font-size-asian="8.75pt" style:font-weight-asian="normal" style:font-size-complex="10pt" style:font-weight-complex="normal"/>
    </style:style>
    <style:style style:name="P8" style:family="paragraph" style:parent-style-name="Style_20_1">
      <style:text-properties style:font-name="Liberation Serif" fo:font-size="10pt" style:text-underline-style="none" fo:font-weight="normal" officeooo:rsid="001118d9" officeooo:paragraph-rsid="001118d9" style:font-size-asian="8.75pt" style:font-weight-asian="normal" style:font-size-complex="10pt" style:font-weight-complex="normal"/>
    </style:style>
    <style:style style:name="P9" style:family="paragraph" style:parent-style-name="Style_20_1">
      <style:text-properties style:font-name="Liberation Serif" fo:font-size="10pt" style:text-underline-style="none" fo:font-weight="normal" officeooo:rsid="000c0b4d" officeooo:paragraph-rsid="000c0b4d" style:font-size-asian="8.75pt" style:font-weight-asian="normal" style:font-size-complex="10pt" style:font-weight-complex="normal"/>
    </style:style>
    <style:style style:name="T1" style:family="text">
      <style:text-properties officeooo:rsid="000606ac"/>
    </style:style>
    <style:style style:name="T2" style:family="text">
      <style:text-properties style:font-name="Liberation Serif"/>
    </style:style>
    <style:style style:name="T3" style:family="text">
      <style:text-properties style:font-name="Liberation Serif" officeooo:rsid="000606ac"/>
    </style:style>
    <style:style style:name="T4" style:family="text">
      <style:text-properties style:font-name="Liberation Serif" officeooo:rsid="0007f2be"/>
    </style:style>
    <style:style style:name="T5" style:family="text">
      <style:text-properties style:font-name="Liberation Serif" officeooo:rsid="000b3b03"/>
    </style:style>
    <style:style style:name="T6" style:family="text">
      <style:text-properties fo:font-size="16pt" style:text-underline-style="solid" style:text-underline-width="auto" style:text-underline-color="font-color" fo:font-weight="bold" officeooo:rsid="0007f2be" style:font-size-asian="16pt" style:font-weight-asian="bold" style:font-size-complex="16pt" style:font-weight-complex="bold"/>
    </style:style>
    <style:style style:name="T7" style:family="text">
      <style:text-properties style:font-name="Liberation Mono" officeooo:rsid="0007f2be"/>
    </style:style>
    <style:style style:name="T8" style:family="text">
      <style:text-properties style:font-name="Liberation Serif"/>
    </style:style>
    <style:style style:name="T9" style:family="text">
      <style:text-properties style:font-name="Liberation Serif" officeooo:rsid="000b3b03"/>
    </style:style>
    <style:style style:name="T10" style:family="text">
      <style:text-properties style:font-name="Liberation Serif" officeooo:rsid="000b82e1"/>
    </style:style>
    <style:style style:name="T11" style:family="text">
      <style:text-properties style:font-name="Liberation Serif" fo:font-size="14pt" style:text-underline-style="solid" style:text-underline-width="auto" style:text-underline-color="font-color" fo:font-weight="bold" officeooo:rsid="000c0b4d" style:font-size-asian="14pt" style:font-weight-asian="bold" style:font-size-complex="14pt" style:font-weight-complex="bold"/>
    </style:style>
    <style:style style:name="T12" style:family="text">
      <style:text-properties style:font-name="Liberation Serif" officeooo:rsid="000cb7c8"/>
    </style:style>
    <style:style style:name="T13" style:family="text">
      <style:text-properties style:font-name="Liberation Serif" officeooo:rsid="0010167c"/>
    </style:style>
    <style:style style:name="T14" style:family="text">
      <style:text-properties style:font-name="Liberation Mono"/>
    </style:style>
    <style:style style:name="T15" style:family="text">
      <style:text-properties style:font-name="Liberation Mono" officeooo:rsid="000b3b03"/>
    </style:style>
    <style:style style:name="T16" style:family="text">
      <style:text-properties style:font-name="Liberation Mono" officeooo:rsid="000b82e1"/>
    </style:style>
    <style:style style:name="T17" style:family="text">
      <style:text-properties style:font-name="Liberation Mono" officeooo:rsid="000cb7c8"/>
    </style:style>
    <style:style style:name="T18" style:family="text">
      <style:text-properties style:font-name="Liberation Mono" officeooo:rsid="001016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yle_20_1"><text:tab/><text:tab/><text:tab/><text:tab/><text:span text:style-name="T6">LESSON 2</text:span></text:p>
      <text:p text:style-name="Style_20_1"/>
      <text:p text:style-name="Style_20_1">“<text:span text:style-name="T1">git init”</text:span><text:span text:style-name="T3">creates a new git repository in the current working directory.</text:span></text:p>
      <text:p text:style-name="Style_20_1">“<text:span text:style-name="T1">git status”</text:span><text:span text:style-name="T3">return status as in, which branch we are in, which files have been changed since last commit........</text:span></text:p>
      <text:p text:style-name="P2"/>
      <text:p text:style-name="Style_20_1"><text:span text:style-name="T3">G</text:span><text:span text:style-name="T2">it gives us extra control over what we want to commit. For this we have to put the files we want to commit in a staging area by using “</text:span><text:span text:style-name="T4"> </text:span><text:span text:style-name="T7">git add –filename--</text:span><text:span text:style-name="T4">”. </text:span></text:p>
      <text:p text:style-name="Style_20_1"><text:span text:style-name="T4">T</text:span><text:span text:style-name="T2">hen we can commit all the things in the staging area as one single commit b</text:span><text:span text:style-name="T5">y</text:span><text:span text:style-name="T2"> “ <text:s/></text:span><text:span text:style-name="T15">git commit” </text:span><text:span text:style-name="T5">and mentioning a proper commit message.</text:span></text:p>
      <text:p text:style-name="Style_20_1"><text:span text:style-name="T5"/></text:p>
      <text:p text:style-name="Style_20_1"><text:span text:style-name="T5">“</text:span><text:span text:style-name="T15">git diff</text:span><text:span text:style-name="T5">”with no arguments gives the difference between </text:span><text:span text:style-name="T10">working directory files and those of the staging area.</text:span></text:p>
      <text:p text:style-name="Style_20_1"><text:span text:style-name="T10">“</text:span><text:span text:style-name="T16">git diff –staged</text:span><text:span text:style-name="T10">”gives the difference between staging area and recent commit in repository.</text:span></text:p>
      <text:p text:style-name="Style_20_1"><text:span text:style-name="T10">“</text:span><text:span text:style-name="T16">git reset –hard</text:span><text:span text:style-name="T10">”resets any changes in the working directory or staging area which are not commited</text:span></text:p>
      <text:p text:style-name="Style_20_1"><text:span text:style-name="T10"/></text:p>
      <text:p text:style-name="Style_20_1"><text:span text:style-name="T10"><text:tab/><text:tab/><text:tab/></text:span><text:span text:style-name="T11">BRANCHES</text:span></text:p>
      <text:p text:style-name="P3"><text:span text:style-name="T2">Sometimes if we have to add an experimental feature which we are not sure if it will eventually work out or not or maybe create a side version of our program in another language, git allows us to create branches of commits , not interfering with the main “master” branch. We can checkout branches by their names/labels and work on them. Later if it works out, we can merge them with the master branch.</text:span></text:p>
      <text:p text:style-name="P3"><text:span text:style-name="T2"/></text:p>
      <text:p text:style-name="P3"><text:span text:style-name="T2">“</text:span><text:span text:style-name="T14">git branch” </text:span><text:span text:style-name="T2">returns a list of branches that are there. As we have only the master branch as of now, it shows only the master branch. </text:span></text:p>
      <text:p text:style-name="P3"><text:span text:style-name="T2">“ </text:span><text:span text:style-name="T14">git branch easy” </text:span><text:span text:style-name="T2">will create a new branch named “easy” and now if we type “</text:span><text:span text:style-name="T14">git branch”</text:span><text:span text:style-name="T2"> it will show as</text:span></text:p>
      <text:p text:style-name="P3"><text:span text:style-name="T2"><text:tab/></text:span><text:span text:style-name="T14"> <text:s text:c="3"/>easy</text:span></text:p>
      <text:p text:style-name="P3"><text:span text:style-name="T14"><text:tab/>* <text:s/>master<text:tab/></text:span></text:p>
      <text:p text:style-name="P3"><text:span text:style-name="T2">The star next to master denotes that it is the currently active branch</text:span></text:p>
      <text:p text:style-name="P3"><text:span text:style-name="T2">“</text:span><text:span text:style-name="T14">git checkout easy</text:span><text:span text:style-name="T2">” will make the easy branch active such that any commits we make now are added to the easy branch.</text:span></text:p>
      <text:p text:style-name="P4"><text:span text:style-name="T2">Branches are also used when many ppl collaborate on one project. Each of them working on diff feature make a new branch , work on it and later if their changes work fine they merge it with master branch. </text:span></text:p>
      <text:p text:style-name="P4"><text:span text:style-name="T2">“</text:span><text:span text:style-name="T17">git log -- graph --oneline </text:span></text:p>
      <text:p text:style-name="P4"><text:span text:style-name="T17"/></text:p>
      <text:p text:style-name="P5"><text:span text:style-name="T12">W</text:span><text:span text:style-name="T2">hile working on a branch, if we go back to a previous commit and then make some changes and commit them this new commit will not be included in any branch and now if we return to our branch, the new commit will be lost as all commits only store link to their parent commit and so no commit in that branch has parent=the new commit. <text:s/>To store this new commit in a branch, we run</text:span></text:p>
      <text:p text:style-name="P5"><text:span text:style-name="T2">“</text:span><text:span text:style-name="T14">git checkout -b new_branch_name” </text:span><text:span text:style-name="T2">which basically first creates the new branch and then checkout the branch created.</text:span></text:p>
      <text:p text:style-name="P5"><text:span text:style-name="T2"/></text:p>
      <text:p text:style-name="P5"><text:span text:style-name="T2">“</text:span><text:span text:style-name="T18">git merge branch1name branch2name” </text:span><text:span text:style-name="T13">merges the two branch into the current branch. All the commits gets combined and sorted by time of making them. </text:span></text:p>
      <text:p text:style-name="P5"><text:span text:style-name="T13"/></text:p>
      <text:p text:style-name="P6"><text:span text:style-name="T2">In git log maybe one commit from branch 1 is followed by another of branch 2. To just compare 1 commit originally belong to a branch <text:s/>with its parent of the same original branch we use “ </text:span><text:span text:style-name="T14">git show commitID” </text:span></text:p>
      <text:p text:style-name="P7"><text:span text:style-name="T14"/></text:p>
      <text:p text:style-name="P8">While trying to merge we may come across conflicts, at that instant “git merge –abort” stops the merging process while “git status” shows the files both branches have tried to modify and ,opening the file in text editor reveals the changes in the HEAD <text:s/>between &lt;&lt;&lt;&lt;&lt;&lt;&lt;&lt;&lt;&lt;, and ||||||||||| <text:s text:c="3"/>the common code tried to be modified in between ||||||||||| and ========= and the change in the other branch between ============ and &gt;&gt;&gt;&gt;&gt;&gt;&gt;&gt;&gt;&gt;&gt;&gt;&gt;&gt;&gt;</text:p>
      <text:p text:style-name="P8"/>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yle_20_1" style:display-name="Style 1" style:family="paragraph" style:parent-style-name="Standard">
      <style:text-properties style:font-name="Liberation Mono" fo:font-family="'Liberation Mono'" style:font-family-generic="modern" style:font-pitch="fixed"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8:28:49.153613657</meta:creation-date>
    <dc:date>2017-06-28T07:44:24.495813297</dc:date>
    <meta:editing-duration>PT35M24S</meta:editing-duration>
    <meta:editing-cycles>3</meta:editing-cycles>
    <meta:generator>LibreOffice/5.1.6.2$Linux_X86_64 LibreOffice_project/10m0$Build-2</meta:generator>
    <meta:document-statistic meta:table-count="0" meta:image-count="0" meta:object-count="0" meta:page-count="1" meta:paragraph-count="23" meta:word-count="570" meta:character-count="3166" meta:non-whitespace-character-count="2593"/>
  </office:meta>
</office:document-meta>
</file>